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 fo:min-height="0.366cm" fo:min-width="1.31cm"/>
    </style:style>
    <style:style style:name="gr3" style:family="graphic" style:parent-style-name="standard">
      <style:graphic-properties draw:textarea-horizontal-align="justify" draw:textarea-vertical-align="middle" draw:auto-grow-height="false" fo:min-height="0.366cm" fo:min-width="1.236cm"/>
    </style:style>
    <style:style style:name="gr4" style:family="graphic" style:parent-style-name="standard">
      <style:graphic-properties draw:textarea-horizontal-align="justify" draw:textarea-vertical-align="middle" draw:auto-grow-height="false" fo:min-height="0.366cm" fo:min-width="1.203cm"/>
    </style:style>
    <style:style style:name="gr5" style:family="graphic" style:parent-style-name="standard">
      <style:graphic-properties svg:stroke-color="#ff9999" draw:fill-color="#ff6666" draw:textarea-horizontal-align="justify" draw:textarea-vertical-align="middle" draw:auto-grow-height="false" fo:min-height="0.366cm" fo:min-width="1.259cm"/>
    </style:style>
    <style:style style:name="gr6" style:family="graphic" style:parent-style-name="standard">
      <style:graphic-properties svg:stroke-color="#ff9999" draw:fill-color="#ff6666" draw:textarea-horizontal-align="justify" draw:textarea-vertical-align="middle" draw:auto-grow-height="false" fo:min-height="0.366cm" fo:min-width="1.1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ff6666"/>
      <style:paragraph-properties fo:text-align="center"/>
      <style:text-properties fo:font-size="13pt"/>
    </style:style>
    <style:style style:name="T1" style:family="text">
      <style:text-properties fo:font-size="14pt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0.329cm" svg:height="8.994cm" svg:x="0.534cm" svg:y="-0.0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1.81cm" svg:height="0.616cm" svg:x="18.209cm" svg:y="0.801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36cm" svg:height="0.616cm" svg:x="20.083cm" svg:y="0.801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1.927cm" svg:y="0.801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759cm" svg:height="0.616cm" svg:x="10.923cm" svg:y="0.797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56cm" svg:height="0.616cm" svg:x="16.474cm" svg:y="0.812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3.727cm" svg:y="0.801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7.427cm" svg:y="0.801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34.727cm" svg:y="0.801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56cm" svg:height="0.616cm" svg:x="29.274cm" svg:y="0.812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32.827cm" svg:y="0.801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16:45:50.851058382</meta:creation-date>
    <dc:date>2020-06-17T11:38:08.734900016</dc:date>
    <meta:editing-duration>PT1H57M23S</meta:editing-duration>
    <meta:editing-cycles>14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33cm" svg:height="8.995cm" xlink:href="." xlink:type="simple" chart:class="chart:bar" chart:style-name="ch1">
        <chart:legend svg:x="23.918cm" svg:y="0cm" style:legend-expansion="custom" chartooo:width="16.411cm" chartooo:height="0.897cm" style:legend-expansion-aspect-ratio="18.2954292084727" chart:style-name="ch2"/>
        <chart:plot-area chart:style-name="ch3" chart:data-source-has-labels="both" svg:x="2.12cm" svg:y="1.219cm" svg:width="37.4cm" svg:height="7.314cm">
          <chartooo:coordinate-region svg:x="3.244cm" svg:y="1.498cm" svg:width="36.276cm" svg:height="4.007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579cm" svg:y="5.844cm" chart:style-name="ch6">
              <text:p>IQ occupancy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style-name="ch8"/>
            <chart:data-point chart:repeated="19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series chart:style-name="ch10" chart:values-cell-range-address="local-table.$B$4:.$U$4" chart:label-cell-address="local-table.$A$4" chart:class="chart:bar">
            <chart:data-point chart:repeated="20"/>
          </chart:series>
          <chart:series chart:style-name="ch11" chart:values-cell-range-address="local-table.$B$5:.$U$5" chart:label-cell-address="local-table.$A$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64.965625">
                <text:p>64.965625</text:p>
              </table:table-cell>
              <table:table-cell office:value-type="float" office:value="78.671875">
                <text:p>78.671875</text:p>
              </table:table-cell>
              <table:table-cell office:value-type="float" office:value="63.7578125">
                <text:p>63.7578125</text:p>
              </table:table-cell>
              <table:table-cell office:value-type="float" office:value="55.084375">
                <text:p>55.084375</text:p>
              </table:table-cell>
              <table:table-cell office:value-type="float" office:value="48.703125">
                <text:p>48.703125</text:p>
              </table:table-cell>
              <table:table-cell office:value-type="float" office:value="51.06484375">
                <text:p>51.06484375</text:p>
              </table:table-cell>
              <table:table-cell office:value-type="float" office:value="74.36328125">
                <text:p>74.36328125</text:p>
              </table:table-cell>
              <table:table-cell office:value-type="float" office:value="54.2046875">
                <text:p>54.2046875</text:p>
              </table:table-cell>
              <table:table-cell office:value-type="float" office:value="98.4765625">
                <text:p>98.4765625</text:p>
              </table:table-cell>
              <table:table-cell office:value-type="float" office:value="36.05390625">
                <text:p>36.05390625</text:p>
              </table:table-cell>
              <table:table-cell office:value-type="float" office:value="28.68515625">
                <text:p>28.68515625</text:p>
              </table:table-cell>
              <table:table-cell office:value-type="float" office:value="70.21484375">
                <text:p>70.21484375</text:p>
              </table:table-cell>
              <table:table-cell office:value-type="float" office:value="75.22109375">
                <text:p>75.22109375</text:p>
              </table:table-cell>
              <table:table-cell office:value-type="float" office:value="78.9921875">
                <text:p>78.9921875</text:p>
              </table:table-cell>
              <table:table-cell office:value-type="float" office:value="42.90546875">
                <text:p>42.90546875</text:p>
              </table:table-cell>
              <table:table-cell office:value-type="float" office:value="50.33671875">
                <text:p>50.33671875</text:p>
              </table:table-cell>
              <table:table-cell office:value-type="float" office:value="90.53125">
                <text:p>90.53125</text:p>
              </table:table-cell>
              <table:table-cell office:value-type="float" office:value="46.27421875">
                <text:p>46.27421875</text:p>
              </table:table-cell>
              <table:table-cell office:value-type="float" office:value="NaN">
                <text:p>NaN</text:p>
              </table:table-cell>
              <table:table-cell office:value-type="float" office:value="58.7336774584131">
                <text:p>58.7336774584131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36.25546875">
                <text:p>36.25546875</text:p>
              </table:table-cell>
              <table:table-cell office:value-type="float" office:value="71.10546875">
                <text:p>71.10546875</text:p>
              </table:table-cell>
              <table:table-cell office:value-type="float" office:value="35.43515625">
                <text:p>35.43515625</text:p>
              </table:table-cell>
              <table:table-cell office:value-type="float" office:value="32.6578125">
                <text:p>32.6578125</text:p>
              </table:table-cell>
              <table:table-cell office:value-type="float" office:value="42.71796875">
                <text:p>42.71796875</text:p>
              </table:table-cell>
              <table:table-cell office:value-type="float" office:value="30.68828125">
                <text:p>30.68828125</text:p>
              </table:table-cell>
              <table:table-cell office:value-type="float" office:value="48.3921875">
                <text:p>48.3921875</text:p>
              </table:table-cell>
              <table:table-cell office:value-type="float" office:value="50.40625">
                <text:p>50.40625</text:p>
              </table:table-cell>
              <table:table-cell office:value-type="float" office:value="65.428125">
                <text:p>65.428125</text:p>
              </table:table-cell>
              <table:table-cell office:value-type="float" office:value="33.61796875">
                <text:p>33.61796875</text:p>
              </table:table-cell>
              <table:table-cell office:value-type="float" office:value="26.75234375">
                <text:p>26.75234375</text:p>
              </table:table-cell>
              <table:table-cell office:value-type="float" office:value="51.828125">
                <text:p>51.828125</text:p>
              </table:table-cell>
              <table:table-cell office:value-type="float" office:value="53.125">
                <text:p>53.125</text:p>
              </table:table-cell>
              <table:table-cell office:value-type="float" office:value="72.99296875">
                <text:p>72.99296875</text:p>
              </table:table-cell>
              <table:table-cell office:value-type="float" office:value="39.71796875">
                <text:p>39.71796875</text:p>
              </table:table-cell>
              <table:table-cell office:value-type="float" office:value="29.53984375">
                <text:p>29.53984375</text:p>
              </table:table-cell>
              <table:table-cell office:value-type="float" office:value="82.171875">
                <text:p>82.171875</text:p>
              </table:table-cell>
              <table:table-cell office:value-type="float" office:value="40.1640625">
                <text:p>40.1640625</text:p>
              </table:table-cell>
              <table:table-cell office:value-type="float" office:value="NaN">
                <text:p>NaN</text:p>
              </table:table-cell>
              <table:table-cell office:value-type="float" office:value="44.3287576330348">
                <text:p>44.3287576330348</text:p>
              </table:table-cell>
            </table:table-row>
            <table:table-row>
              <table:table-cell office:value-type="string">
                <text:p>AGGRESSIVE</text:p>
              </table:table-cell>
              <table:table-cell office:value-type="float" office:value="33.57265625">
                <text:p>33.57265625</text:p>
              </table:table-cell>
              <table:table-cell office:value-type="float" office:value="47.1125">
                <text:p>47.1125</text:p>
              </table:table-cell>
              <table:table-cell office:value-type="float" office:value="33.98125">
                <text:p>33.98125</text:p>
              </table:table-cell>
              <table:table-cell office:value-type="float" office:value="31.2578125">
                <text:p>31.2578125</text:p>
              </table:table-cell>
              <table:table-cell office:value-type="float" office:value="30.22109375">
                <text:p>30.22109375</text:p>
              </table:table-cell>
              <table:table-cell office:value-type="float" office:value="26.9625">
                <text:p>26.9625</text:p>
              </table:table-cell>
              <table:table-cell office:value-type="float" office:value="39.625">
                <text:p>39.625</text:p>
              </table:table-cell>
              <table:table-cell office:value-type="float" office:value="39.01171875">
                <text:p>39.01171875</text:p>
              </table:table-cell>
              <table:table-cell office:value-type="float" office:value="32.503125">
                <text:p>32.503125</text:p>
              </table:table-cell>
              <table:table-cell office:value-type="float" office:value="31.68203125">
                <text:p>31.68203125</text:p>
              </table:table-cell>
              <table:table-cell office:value-type="float" office:value="23.48046875">
                <text:p>23.48046875</text:p>
              </table:table-cell>
              <table:table-cell office:value-type="float" office:value="40.44296875">
                <text:p>40.44296875</text:p>
              </table:table-cell>
              <table:table-cell office:value-type="float" office:value="35.6421875">
                <text:p>35.6421875</text:p>
              </table:table-cell>
              <table:table-cell office:value-type="float" office:value="38.33671875">
                <text:p>38.33671875</text:p>
              </table:table-cell>
              <table:table-cell office:value-type="float" office:value="32.76171875">
                <text:p>32.76171875</text:p>
              </table:table-cell>
              <table:table-cell office:value-type="float" office:value="25.7625">
                <text:p>25.7625</text:p>
              </table:table-cell>
              <table:table-cell office:value-type="float" office:value="52.275">
                <text:p>52.275</text:p>
              </table:table-cell>
              <table:table-cell office:value-type="float" office:value="37.18984375">
                <text:p>37.18984375</text:p>
              </table:table-cell>
              <table:table-cell office:value-type="float" office:value="NaN">
                <text:p>NaN</text:p>
              </table:table-cell>
              <table:table-cell office:value-type="float" office:value="34.4371726190859">
                <text:p>34.437172619085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50.6359375">
                <text:p>50.6359375</text:p>
              </table:table-cell>
              <table:table-cell office:value-type="float" office:value="71.1953125">
                <text:p>71.1953125</text:p>
              </table:table-cell>
              <table:table-cell office:value-type="float" office:value="51.2421875">
                <text:p>51.2421875</text:p>
              </table:table-cell>
              <table:table-cell office:value-type="float" office:value="46.87265625">
                <text:p>46.87265625</text:p>
              </table:table-cell>
              <table:table-cell office:value-type="float" office:value="42.95625">
                <text:p>42.95625</text:p>
              </table:table-cell>
              <table:table-cell office:value-type="float" office:value="43.959375">
                <text:p>43.959375</text:p>
              </table:table-cell>
              <table:table-cell office:value-type="float" office:value="56.0921875">
                <text:p>56.0921875</text:p>
              </table:table-cell>
              <table:table-cell office:value-type="float" office:value="51.003125">
                <text:p>51.003125</text:p>
              </table:table-cell>
              <table:table-cell office:value-type="float" office:value="65.4640625">
                <text:p>65.4640625</text:p>
              </table:table-cell>
              <table:table-cell office:value-type="float" office:value="33.625">
                <text:p>33.625</text:p>
              </table:table-cell>
              <table:table-cell office:value-type="float" office:value="26.81171875">
                <text:p>26.81171875</text:p>
              </table:table-cell>
              <table:table-cell office:value-type="float" office:value="56.03203125">
                <text:p>56.03203125</text:p>
              </table:table-cell>
              <table:table-cell office:value-type="float" office:value="55.03828125">
                <text:p>55.03828125</text:p>
              </table:table-cell>
              <table:table-cell office:value-type="float" office:value="73.10078125">
                <text:p>73.10078125</text:p>
              </table:table-cell>
              <table:table-cell office:value-type="float" office:value="39.82734375">
                <text:p>39.82734375</text:p>
              </table:table-cell>
              <table:table-cell office:value-type="float" office:value="35.29609375">
                <text:p>35.29609375</text:p>
              </table:table-cell>
              <table:table-cell office:value-type="float" office:value="82.203125">
                <text:p>82.203125</text:p>
              </table:table-cell>
              <table:table-cell office:value-type="float" office:value="42.83515625">
                <text:p>42.83515625</text:p>
              </table:table-cell>
              <table:table-cell office:value-type="float" office:value="NaN">
                <text:p>NaN</text:p>
              </table:table-cell>
              <table:table-cell office:value-type="float" office:value="49.4098544086168">
                <text:p>49.4098544086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